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196cm"/>
    </style:style>
    <style:style style:name="co3" style:family="table-column">
      <style:table-column-properties fo:break-before="auto" style:column-width="2.04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96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ext-properties fo:color="#000000" fo:font-weight="bold" style:font-weight-asian="bold" style:font-weight-complex="bold"/>
    </style:style>
    <style:style style:name="ce6" style:family="table-cell" style:parent-style-name="Default">
      <style:text-properties fo:color="#000000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1"/>
        <table:table-column table:style-name="co1" table:number-columns-repeated="5" table:default-cell-style-name="Default"/>
        <table:table-column table:style-name="co2" table:default-cell-style-name="Default"/>
        <table:table-column table:style-name="co1" table:number-columns-repeated="12" table:default-cell-style-name="Default"/>
        <table:table-column table:style-name="co3" table:default-cell-style-name="Default"/>
        <table:table-column table:style-name="co1" table:number-columns-repeated="16364" table:default-cell-style-name="Default"/>
        <table:table-row table:style-name="ro1">
          <table:table-cell/>
          <table:table-cell table:style-name="ce1" office:value-type="string" calcext:value-type="string">
            <text:p>Befehl</text:p>
          </table:table-cell>
          <table:table-cell table:style-name="ce1" office:value-type="string" calcext:value-type="string">
            <text:p>Addresse</text:p>
          </table:table-cell>
          <table:table-cell table:style-name="ce7" office:value-type="string" calcext:value-type="string" table:number-columns-spanned="5" table:number-rows-spanned="1">
            <text:p>Down_5_Bit </text:p>
          </table:table-cell>
          <table:covered-table-cell table:number-columns-repeated="4" table:style-name="ce1"/>
          <table:table-cell table:style-name="ce1" office:value-type="string" calcext:value-type="string">
            <text:p>MUX MPC</text:p>
          </table:table-cell>
          <table:table-cell table:style-name="ce7" office:value-type="string" calcext:value-type="string" table:number-columns-spanned="3" table:number-rows-spanned="1">
            <text:p>ALU OP CODE</text:p>
          </table:table-cell>
          <table:covered-table-cell table:number-columns-repeated="2" table:style-name="ce1"/>
          <table:table-cell table:style-name="ce1" office:value-type="string" calcext:value-type="string">
            <text:p>OUT WE</text:p>
          </table:table-cell>
          <table:table-cell table:style-name="ce1" office:value-type="string" calcext:value-type="string">
            <text:p>PC WE</text:p>
          </table:table-cell>
          <table:table-cell table:style-name="ce1" office:value-type="string" calcext:value-type="string">
            <text:p>MBR WE</text:p>
          </table:table-cell>
          <table:table-cell table:style-name="ce1" office:value-type="string" calcext:value-type="string">
            <text:p>B WE</text:p>
          </table:table-cell>
          <table:table-cell table:style-name="ce1" office:value-type="string" calcext:value-type="string">
            <text:p>A WE</text:p>
          </table:table-cell>
          <table:table-cell table:style-name="ce7" office:value-type="string" calcext:value-type="string" table:number-columns-spanned="2" table:number-rows-spanned="1">
            <text:p>MUX IN FOR ALU</text:p>
          </table:table-cell>
          <table:covered-table-cell table:style-name="ce1"/>
          <table:table-cell table:style-name="ce1" table:number-columns-repeated="16365"/>
        </table:table-row>
        <table:table-row table:style-name="ro1">
          <table:table-cell office:value-type="string" calcext:value-type="string">
            <text:p>Bit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NOP</text:p>
          </table:table-cell>
          <table:table-cell office:value-type="string" calcext:value-type="string">
            <text:p>00000 (00)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[.D3]&amp;[.E3]&amp;[.F3]&amp;[.G3]&amp;[.H3]&amp;[.I3]&amp;[.J3]&amp;[.K3])" office:value-type="string" office:string-value="00001101" calcext:value-type="string">
            <text:p>00001101</text:p>
          </table:table-cell>
          <table:table-cell table:formula="of:=([.L3]&amp;[.M3]&amp;[.N3]&amp;[.O3]&amp;[.P3]&amp;[.Q3]&amp;[.R3]&amp;[.S3])" office:value-type="string" office:string-value="10100010" calcext:value-type="string">
            <text:p>10100010</text:p>
          </table:table-cell>
          <table:table-cell table:number-columns-repeated="16363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0001 (01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([.D4]&amp;[.E4]&amp;[.F4]&amp;[.G4]&amp;[.H4]&amp;[.I4]&amp;[.J4]&amp;[.K4])" office:value-type="string" office:string-value="10000100" calcext:value-type="string">
            <text:p>10000100</text:p>
          </table:table-cell>
          <table:table-cell table:formula="of:=([.L4]&amp;[.M4]&amp;[.N4]&amp;[.O4]&amp;[.P4]&amp;[.Q4]&amp;[.R4]&amp;[.S4])" office:value-type="string" office:string-value="00010000" calcext:value-type="string">
            <text:p>00010000</text:p>
          </table:table-cell>
          <table:table-cell table:number-columns-repeated="1636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00010 (02)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([.D5]&amp;[.E5]&amp;[.F5]&amp;[.G5]&amp;[.H5]&amp;[.I5]&amp;[.J5]&amp;[.K5])" office:value-type="string" office:string-value="00000100" calcext:value-type="string">
            <text:p>00000100</text:p>
          </table:table-cell>
          <table:table-cell table:formula="of:=([.L5]&amp;[.M5]&amp;[.N5]&amp;[.O5]&amp;[.P5]&amp;[.Q5]&amp;[.R5]&amp;[.S5])" office:value-type="string" office:string-value="10000111" calcext:value-type="string">
            <text:p>10000111</text:p>
          </table:table-cell>
          <table:table-cell table:number-columns-repeated="16363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6"/>
          <table:table-cell table:style-name="ce6" office:value-type="string" calcext:value-type="string">
            <text:p>00011 (03)</text:p>
          </table:table-cell>
          <table:table-cell table:style-name="ce6" table:number-columns-repeated="16381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6"/>
          <table:table-cell table:style-name="ce6" office:value-type="string" calcext:value-type="string">
            <text:p>00100 (04)</text:p>
          </table:table-cell>
          <table:table-cell table:style-name="ce6" table:number-columns-repeated="16"/>
          <table:table-cell table:style-name="ce6" table:formula="of:=([.D7]&amp;[.E7]&amp;[.F7]&amp;[.G7]&amp;[.H7]&amp;[.I7]&amp;[.J7]&amp;[.K7])">
            <text:p/>
          </table:table-cell>
          <table:table-cell table:style-name="ce6" table:formula="of:=([.L7]&amp;[.M7]&amp;[.N7]&amp;[.O7]&amp;[.P7]&amp;[.Q7]&amp;[.R7]&amp;[.S7])">
            <text:p/>
          </table:table-cell>
          <table:table-cell table:style-name="ce6" table:number-columns-repeated="1636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00101 (05)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([.D8]&amp;[.E8]&amp;[.F8]&amp;[.G8]&amp;[.H8]&amp;[.I8]&amp;[.J8]&amp;[.K8])" office:value-type="string" office:string-value="00000100" calcext:value-type="string">
            <text:p>00000100</text:p>
          </table:table-cell>
          <table:table-cell table:formula="of:=([.L8]&amp;[.M8]&amp;[.N8]&amp;[.O8]&amp;[.P8]&amp;[.Q8]&amp;[.R8]&amp;[.S8])" office:value-type="string" office:string-value="01000000" calcext:value-type="string">
            <text:p>01000000</text:p>
          </table:table-cell>
          <table:table-cell table:number-columns-repeated="16363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00110 (06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[.D9]&amp;[.E9]&amp;[.F9]&amp;[.G9]&amp;[.H9]&amp;[.I9]&amp;[.J9]&amp;[.K9])" office:value-type="string" office:string-value="00111100" calcext:value-type="string">
            <text:p>00111100</text:p>
          </table:table-cell>
          <table:table-cell table:formula="of:=([.L9]&amp;[.M9]&amp;[.N9]&amp;[.O9]&amp;[.P9]&amp;[.Q9]&amp;[.R9]&amp;[.S9])" office:value-type="string" office:string-value="01000010" calcext:value-type="string">
            <text:p>01000010</text:p>
          </table:table-cell>
          <table:table-cell table:number-columns-repeated="16363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00111 (07)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formula="of:=([.D10]&amp;[.E10]&amp;[.F10]&amp;[.G10]&amp;[.H10]&amp;[.I10]&amp;[.J10]&amp;[.K10])" office:value-type="string" office:string-value="00000100" calcext:value-type="string">
            <text:p>00000100</text:p>
          </table:table-cell>
          <table:table-cell table:formula="of:=([.L10]&amp;[.M10]&amp;[.N10]&amp;[.O10]&amp;[.P10]&amp;[.Q10]&amp;[.R10]&amp;[.S10])" office:value-type="string" office:string-value="00000000" calcext:value-type="string">
            <text:p>00000000</text:p>
          </table:table-cell>
          <table:table-cell table:number-columns-repeated="1636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JMP &lt;addr&gt;</text:p>
          </table:table-cell>
          <table:table-cell office:value-type="string" calcext:value-type="string">
            <text:p>01000 (0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[.D11]&amp;[.E11]&amp;[.F11]&amp;[.G11]&amp;[.H11]&amp;[.I11]&amp;[.J11]&amp;[.K11])" office:value-type="string" office:string-value="01001101" calcext:value-type="string">
            <text:p>01001101</text:p>
          </table:table-cell>
          <table:table-cell table:formula="of:=([.L11]&amp;[.M11]&amp;[.N11]&amp;[.O11]&amp;[.P11]&amp;[.Q11]&amp;[.R11]&amp;[.S11])" office:value-type="string" office:string-value="10100010" calcext:value-type="string">
            <text:p>10100010</text:p>
          </table:table-cell>
          <table:table-cell table:number-columns-repeated="16363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01001 (0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([.D12]&amp;[.E12]&amp;[.F12]&amp;[.G12]&amp;[.H12]&amp;[.I12]&amp;[.J12]&amp;[.K12])" office:value-type="string" office:string-value="01010100" calcext:value-type="string">
            <text:p>01010100</text:p>
          </table:table-cell>
          <table:table-cell table:formula="of:=([.L12]&amp;[.M12]&amp;[.N12]&amp;[.O12]&amp;[.P12]&amp;[.Q12]&amp;[.R12]&amp;[.S12])" office:value-type="string" office:string-value="00010000" calcext:value-type="string">
            <text:p>00010000</text:p>
          </table:table-cell>
          <table:table-cell table:number-columns-repeated="16363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01010 (0A)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formula="of:=([.D13]&amp;[.E13]&amp;[.F13]&amp;[.G13]&amp;[.H13]&amp;[.I13]&amp;[.J13]&amp;[.K13])" office:value-type="string" office:string-value="01011100" calcext:value-type="string">
            <text:p>01011100</text:p>
          </table:table-cell>
          <table:table-cell table:formula="of:=([.L13]&amp;[.M13]&amp;[.N13]&amp;[.O13]&amp;[.P13]&amp;[.Q13]&amp;[.R13]&amp;[.S13])" office:value-type="string" office:string-value="00000000" calcext:value-type="string">
            <text:p>00000000</text:p>
          </table:table-cell>
          <table:table-cell table:number-columns-repeated="16363"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01011 (0B)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([.D14]&amp;[.E14]&amp;[.F14]&amp;[.G14]&amp;[.H14]&amp;[.I14]&amp;[.J14]&amp;[.K14])" office:value-type="string" office:string-value="01100100" calcext:value-type="string">
            <text:p>01100100</text:p>
          </table:table-cell>
          <table:table-cell table:formula="of:=([.L14]&amp;[.M14]&amp;[.N14]&amp;[.O14]&amp;[.P14]&amp;[.Q14]&amp;[.R14]&amp;[.S14])" office:value-type="string" office:string-value="10100001" calcext:value-type="string">
            <text:p>10100001</text:p>
          </table:table-cell>
          <table:table-cell table:number-columns-repeated="16363"/>
        </table:table-row>
        <table:table-row table:style-name="ro1">
          <table:table-cell table:style-name="ce5" office:value-type="float" office:value="12" calcext:value-type="float">
            <text:p>12</text:p>
          </table:table-cell>
          <table:table-cell table:style-name="ce6"/>
          <table:table-cell table:style-name="ce6" office:value-type="string" calcext:value-type="string">
            <text:p>01100 (0C)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5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formula="of:=([.D15]&amp;[.E15]&amp;[.F15]&amp;[.G15]&amp;[.H15]&amp;[.I15]&amp;[.J15]&amp;[.K15])" office:value-type="string" office:string-value="10000100" calcext:value-type="string">
            <text:p>10000100</text:p>
          </table:table-cell>
          <table:table-cell table:formula="of:=([.L15]&amp;[.M15]&amp;[.N15]&amp;[.O15]&amp;[.P15]&amp;[.Q15]&amp;[.R15]&amp;[.S15])" office:value-type="string" office:string-value="00010000" calcext:value-type="string">
            <text:p>00010000</text:p>
          </table:table-cell>
          <table:table-cell table:style-name="ce6" table:number-columns-repeated="1636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LOAD A &lt;val&gt;</text:p>
          </table:table-cell>
          <table:table-cell office:value-type="string" calcext:value-type="string">
            <text:p>01101 (0D)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[.D16]&amp;[.E16]&amp;[.F16]&amp;[.G16]&amp;[.H16]&amp;[.I16]&amp;[.J16]&amp;[.K16])" office:value-type="string" office:string-value="01110101" calcext:value-type="string">
            <text:p>01110101</text:p>
          </table:table-cell>
          <table:table-cell table:formula="of:=([.L16]&amp;[.M16]&amp;[.N16]&amp;[.O16]&amp;[.P16]&amp;[.Q16]&amp;[.R16]&amp;[.S16])" office:value-type="string" office:string-value="10100010" calcext:value-type="string">
            <text:p>10100010</text:p>
          </table:table-cell>
          <table:table-cell table:number-columns-repeated="16363"/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01110 (0E)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[.D17]&amp;[.E17]&amp;[.F17]&amp;[.G17]&amp;[.H17]&amp;[.I17]&amp;[.J17]&amp;[.K17])" office:value-type="string" office:string-value="01111100" calcext:value-type="string">
            <text:p>01111100</text:p>
          </table:table-cell>
          <table:table-cell table:formula="of:=([.L17]&amp;[.M17]&amp;[.N17]&amp;[.O17]&amp;[.P17]&amp;[.Q17]&amp;[.R17]&amp;[.S17])" office:value-type="string" office:string-value="10010010" calcext:value-type="string">
            <text:p>10010010</text:p>
          </table:table-cell>
          <table:table-cell table:number-columns-repeated="16363"/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01111 (0F)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([.D18]&amp;[.E18]&amp;[.F18]&amp;[.G18]&amp;[.H18]&amp;[.I18]&amp;[.J18]&amp;[.K18])" office:value-type="string" office:string-value="00000100" calcext:value-type="string">
            <text:p>00000100</text:p>
          </table:table-cell>
          <table:table-cell table:formula="of:=([.L18]&amp;[.M18]&amp;[.N18]&amp;[.O18]&amp;[.P18]&amp;[.Q18]&amp;[.R18]&amp;[.S18])" office:value-type="string" office:string-value="10000101" calcext:value-type="string">
            <text:p>10000101</text:p>
          </table:table-cell>
          <table:table-cell table:number-columns-repeated="1636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wait</text:p>
          </table:table-cell>
          <table:table-cell office:value-type="string" calcext:value-type="string">
            <text:p>10000 (10)</text:p>
          </table:table-cell>
          <table:table-cell table:number-columns-repeated="16" office:value-type="float" office:value="0" calcext:value-type="float">
            <text:p>0</text:p>
          </table:table-cell>
          <table:table-cell table:formula="of:=([.D19]&amp;[.E19]&amp;[.F19]&amp;[.G19]&amp;[.H19]&amp;[.I19]&amp;[.J19]&amp;[.K19])" office:value-type="string" office:string-value="00000000" calcext:value-type="string">
            <text:p>00000000</text:p>
          </table:table-cell>
          <table:table-cell table:formula="of:=([.L19]&amp;[.M19]&amp;[.N19]&amp;[.O19]&amp;[.P19]&amp;[.Q19]&amp;[.R19]&amp;[.S19])" office:value-type="string" office:string-value="00000000" calcext:value-type="string">
            <text:p>00000000</text:p>
          </table:table-cell>
          <table:table-cell table:number-columns-repeated="1636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INC A</text:p>
          </table:table-cell>
          <table:table-cell office:value-type="string" calcext:value-type="string">
            <text:p>10001 (11)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[.D20]&amp;[.E20]&amp;[.F20]&amp;[.G20]&amp;[.H20]&amp;[.I20]&amp;[.J20]&amp;[.K20])" office:value-type="string" office:string-value="00000101" calcext:value-type="string">
            <text:p>00000101</text:p>
          </table:table-cell>
          <table:table-cell table:formula="of:=([.L20]&amp;[.M20]&amp;[.N20]&amp;[.O20]&amp;[.P20]&amp;[.Q20]&amp;[.R20]&amp;[.S20])" office:value-type="string" office:string-value="00000100" calcext:value-type="string">
            <text:p>00000100</text:p>
          </table:table-cell>
          <table:table-cell table:number-columns-repeated="16363"/>
        </table:table-row>
        <table:table-row table:style-name="ro1">
          <table:table-cell table:style-name="ce5" office:value-type="float" office:value="18" calcext:value-type="float">
            <text:p>18</text:p>
          </table:table-cell>
          <table:table-cell table:style-name="ce6" office:value-type="string" calcext:value-type="string">
            <text:p>STORE A</text:p>
          </table:table-cell>
          <table:table-cell table:style-name="ce6" office:value-type="string" calcext:value-type="string">
            <text:p>10010 (12)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DA2</text:p>
          </table:table-cell>
          <table:table-cell table:style-name="ce6" table:formula="of:=([.L21]&amp;[.M21]&amp;[.N21]&amp;[.O21]&amp;[.P21]&amp;[.Q21]&amp;[.R21]&amp;[.S21])" office:value-type="string" office:string-value="10100010" calcext:value-type="string">
            <text:p>10100010</text:p>
          </table:table-cell>
          <table:table-cell table:style-name="ce6" table:number-columns-repeated="16363"/>
        </table:table-row>
        <table:table-row table:style-name="ro1">
          <table:table-cell table:style-name="ce5" office:value-type="float" office:value="19" calcext:value-type="float">
            <text:p>19</text:p>
          </table:table-cell>
          <table:table-cell table:style-name="ce6"/>
          <table:table-cell table:style-name="ce6" office:value-type="string" calcext:value-type="string">
            <text:p>10011 (13)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0430</text:p>
          </table:table-cell>
          <table:table-cell table:style-name="ce6" table:formula="of:=([.L22]&amp;[.M22]&amp;[.N22]&amp;[.O22]&amp;[.P22]&amp;[.Q22]&amp;[.R22]&amp;[.S22])" office:value-type="string" office:string-value="00110000" calcext:value-type="string">
            <text:p>00110000</text:p>
          </table:table-cell>
          <table:table-cell table:style-name="ce6" table:number-columns-repeated="1636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MOV B,A</text:p>
          </table:table-cell>
          <table:table-cell office:value-type="string" calcext:value-type="string">
            <text:p>10100 (14)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([.D23]&amp;[.E23]&amp;[.F23]&amp;[.G23]&amp;[.H23]&amp;[.I23]&amp;[.J23]&amp;[.K23])" office:value-type="string" office:string-value="00000100" calcext:value-type="string">
            <text:p>00000100</text:p>
          </table:table-cell>
          <table:table-cell table:formula="of:=([.L23]&amp;[.M23]&amp;[.N23]&amp;[.O23]&amp;[.P23]&amp;[.Q23]&amp;[.R23]&amp;[.S23])" office:value-type="string" office:string-value="00001000" calcext:value-type="string">
            <text:p>00001000</text:p>
          </table:table-cell>
          <table:table-cell table:number-columns-repeated="1636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A AND B</text:p>
          </table:table-cell>
          <table:table-cell office:value-type="string" calcext:value-type="string">
            <text:p>10101 (15)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[.D24]&amp;[.E24]&amp;[.F24]&amp;[.G24]&amp;[.H24]&amp;[.I24]&amp;[.J24]&amp;[.K24])" office:value-type="string" office:string-value="00000111" calcext:value-type="string">
            <text:p>00000111</text:p>
          </table:table-cell>
          <table:table-cell table:formula="of:=([.L24]&amp;[.M24]&amp;[.N24]&amp;[.O24]&amp;[.P24]&amp;[.Q24]&amp;[.R24]&amp;[.S24])" office:value-type="string" office:string-value="00000100" calcext:value-type="string">
            <text:p>00000100</text:p>
          </table:table-cell>
          <table:table-cell table:number-columns-repeated="1636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A OR B</text:p>
          </table:table-cell>
          <table:table-cell office:value-type="string" calcext:value-type="string">
            <text:p>10110 (16)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[.D25]&amp;[.E25]&amp;[.F25]&amp;[.G25]&amp;[.H25]&amp;[.I25]&amp;[.J25]&amp;[.K25])" office:value-type="string" office:string-value="00000111" calcext:value-type="string">
            <text:p>00000111</text:p>
          </table:table-cell>
          <table:table-cell table:formula="of:=([.L25]&amp;[.M25]&amp;[.N25]&amp;[.O25]&amp;[.P25]&amp;[.Q25]&amp;[.R25]&amp;[.S25])" office:value-type="string" office:string-value="10000100" calcext:value-type="string">
            <text:p>10000100</text:p>
          </table:table-cell>
          <table:table-cell table:number-columns-repeated="1636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ADD A,B</text:p>
          </table:table-cell>
          <table:table-cell office:value-type="string" calcext:value-type="string">
            <text:p>10111 (17)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[.D26]&amp;[.E26]&amp;[.F26]&amp;[.G26]&amp;[.H26]&amp;[.I26]&amp;[.J26]&amp;[.K26])" office:value-type="string" office:string-value="00000110" calcext:value-type="string">
            <text:p>00000110</text:p>
          </table:table-cell>
          <table:table-cell table:formula="of:=([.L26]&amp;[.M26]&amp;[.N26]&amp;[.O26]&amp;[.P26]&amp;[.Q26]&amp;[.R26]&amp;[.S26])" office:value-type="string" office:string-value="00000100" calcext:value-type="string">
            <text:p>00000100</text:p>
          </table:table-cell>
          <table:table-cell table:number-columns-repeated="1636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SUB A,B</text:p>
          </table:table-cell>
          <table:table-cell office:value-type="string" calcext:value-type="string">
            <text:p>11000 (18)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[.D27]&amp;[.E27]&amp;[.F27]&amp;[.G27]&amp;[.H27]&amp;[.I27]&amp;[.J27]&amp;[.K27])" office:value-type="string" office:string-value="00000110" calcext:value-type="string">
            <text:p>00000110</text:p>
          </table:table-cell>
          <table:table-cell table:formula="of:=([.L27]&amp;[.M27]&amp;[.N27]&amp;[.O27]&amp;[.P27]&amp;[.Q27]&amp;[.R27]&amp;[.S27])" office:value-type="string" office:string-value="10000100" calcext:value-type="string">
            <text:p>10000100</text:p>
          </table:table-cell>
          <table:table-cell table:number-columns-repeated="16363"/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11001 (19)</text:p>
          </table:table-cell>
          <table:table-cell table:number-columns-repeated="16"/>
          <table:table-cell table:formula="of:=([.D28]&amp;[.E28]&amp;[.F28]&amp;[.G28]&amp;[.H28]&amp;[.I28]&amp;[.J28]&amp;[.K28])">
            <text:p/>
          </table:table-cell>
          <table:table-cell table:formula="of:=([.L28]&amp;[.M28]&amp;[.N28]&amp;[.O28]&amp;[.P28]&amp;[.Q28]&amp;[.R28]&amp;[.S28])">
            <text:p/>
          </table:table-cell>
          <table:table-cell table:number-columns-repeated="1636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HALT</text:p>
          </table:table-cell>
          <table:table-cell office:value-type="string" calcext:value-type="string">
            <text:p>11010 (1A)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formula="of:=([.D29]&amp;[.E29]&amp;[.F29]&amp;[.G29]&amp;[.H29]&amp;[.I29]&amp;[.J29]&amp;[.K29])" office:value-type="string" office:string-value="11010100" calcext:value-type="string">
            <text:p>11010100</text:p>
          </table:table-cell>
          <table:table-cell table:formula="of:=([.L29]&amp;[.M29]&amp;[.N29]&amp;[.O29]&amp;[.P29]&amp;[.Q29]&amp;[.R29]&amp;[.S29])" office:value-type="string" office:string-value="00000000" calcext:value-type="string">
            <text:p>00000000</text:p>
          </table:table-cell>
          <table:table-cell table:number-columns-repeated="1636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BEQ</text:p>
          </table:table-cell>
          <table:table-cell office:value-type="string" calcext:value-type="string">
            <text:p>11011 (1B)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684</text:p>
          </table:table-cell>
          <table:table-cell table:number-columns-repeated="16364"/>
        </table:table-row>
        <table:table-row table:style-name="ro1"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11100 (1C)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40c</text:p>
          </table:table-cell>
          <table:table-cell table:number-columns-repeated="16364"/>
        </table:table-row>
        <table:table-row table:style-name="ro1"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11101 (1D)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0410</text:p>
          </table:table-cell>
          <table:table-cell table:number-columns-repeated="16364"/>
        </table:table-row>
        <table:table-row table:style-name="ro1"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11110 (1E)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da2</text:p>
          </table:table-cell>
          <table:table-cell table:number-columns-repeated="16364"/>
        </table:table-row>
        <table:table-row table:style-name="ro1"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11111 (1F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string" calcext:value-type="string">
            <text:p>4400</text:p>
          </table:table-cell>
          <table:table-cell table:number-columns-repeated="16364"/>
        </table:table-row>
        <table:table-row table:style-name="ro1" table:number-rows-repeated="1048541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13">00.00.0000</text:date>, <text:time style:data-style-name="N2" text:time-value="10:54:21.994597287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6T10:19:22.404551898</meta:creation-date>
    <dc:date>2023-07-13T14:24:10.111834377</dc:date>
    <meta:editing-duration>P1DT11H13M7S</meta:editing-duration>
    <meta:editing-cycles>22</meta:editing-cycles>
    <meta:generator>LibreOffice/7.5.3.2$Linux_X86_64 LibreOffice_project/9f56dff12ba03b9acd7730a5a481eea045e468f3</meta:generator>
    <meta:document-statistic meta:table-count="1" meta:cell-count="628" meta:object-count="0"/>
  </office:meta>
</office:document-meta>
</file>